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4b2f" officeooo:paragraph-rsid="00154b2f"/>
    </style:style>
    <style:style style:name="P2" style:family="paragraph" style:parent-style-name="Standard">
      <style:text-properties officeooo:paragraph-rsid="00154b2f"/>
    </style:style>
    <style:style style:name="P3" style:family="paragraph" style:parent-style-name="Standard">
      <style:text-properties fo:font-weight="bold" officeooo:rsid="00154b2f" officeooo:paragraph-rsid="00154b2f" style:font-weight-asian="bold" style:font-weight-complex="bold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officeooo:paragraph-rsid="00154b2f"/>
    </style:style>
    <style:style style:name="T1" style:family="text">
      <style:text-properties officeooo:rsid="00154b2f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William Mckee</text:h>
      <text:p text:style-name="P2"><text:span text:style-name="T1">Email: will (at) artcontrol.me</text:span></text:p>
      <text:p text:style-name="P1"/>
      <text:p text:style-name="P1">Phone: 0223721475</text:p>
      <text:p text:style-name="P1"/>
      <text:p text:style-name="P4">Education</text:p>
      <text:p text:style-name="P5">Diploma with Honors in Art and Creativity. The Learning Connection. July 2010 - December 2012.</text:p>
      <text:p text:style-name="P5"><text:span text:style-name="T1">Studied Drawing and Design. Palmerston North School Of Design. October 2008 - July 2010.</text:span></text:p>
      <text:p text:style-name="P5"><text:span text:style-name="T1">Studied Applied Visual Imaging. Palmerston North UCOL. 2008 – 2009.</text:span></text:p>
      <text:p text:style-name="P5"><text:span text:style-name="T1">NCEA Level 2. Horowhenua Collage, Levin. 2002 – 2006</text:span></text:p>
      <text:p text:style-name="Text_20_body"/>
      <text:p text:style-name="P4">Work</text:p>
      <text:p text:style-name="P5"><text:span text:style-name="T1">Education Support Worker, Ministery of Education. Working at Whaihanga Early Learning Centre. October 2014 - December 2014.</text:span></text:p>
      <text:p text:style-name="P5"><text:span text:style-name="T1">Video Game Development tutor. Chalkle. September 2013.</text:span></text:p>
      <text:p text:style-name="P5"><text:span text:style-name="T1">Casual Life modeling. The Learning Connection. 2011 - 2012.</text:span></text:p>
      <text:p text:style-name="P1">Mail Delivery. Kiwi Mail. 2005.</text:p>
      <text:p text:style-name="P1"/>
      <text:p text:style-name="P3">Volunteer</text:p>
      <text:p text:style-name="P3"/>
      <text:p text:style-name="P1">linux.conf.au. January 10-16 2015. AV team - recording speakers talks. <text:a xlink:type="simple" xlink:href="http://linux.conf.au/" text:style-name="Internet_20_link" text:visited-style-name="Visited_20_Internet_20_Link">http://linux.conf.au/</text:a></text:p>
      <text:p text:style-name="P1"/>
      <text:p text:style-name="P1">Te Whare O Te Ata (Fairfield Community Centre). Feburary 2014 - September 2014. Working with children on IT and art. Learnt Linux sysadmin. <text:a xlink:type="simple" xlink:href="http://fairfield.org.nz/" text:style-name="Internet_20_link" text:visited-style-name="Visited_20_Internet_20_Link">http://fairfield.org.nz</text:a></text:p>
      <text:p text:style-name="P1"/>
      <text:p text:style-name="P1">Python Weekly Classes. 2014. Te Whare O Te Ata. Wednesday night programming and computer help.</text:p>
      <text:p text:style-name="P1"/>
      <text:p text:style-name="P1">Whaihanga Early Learning Centre. 2014. Volunteer helper. Art, building with blocks and morning walks.</text:p>
      <text:p text:style-name="P1"><text:s/></text:p>
      <text:p text:style-name="P1">SeniorNet, Levin. 2013. Helped eldely with their digital devices. <text:s/></text:p>
      <text:p text:style-name="P1"/>
      <text:p text:style-name="P1">Company Branding Shop. 2010. Screen printing. http://shirt.co.nz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Speaker</text:p>
      <text:p text:style-name="P1"/>
      <text:p text:style-name="P1">linux.conf.au. Jan 2015. Lightning Talk at astro miniconf regarding IPython Notebook. http://bit.ly/15zGtNC</text:p>
      <text:p text:style-name="P1"/>
      <text:p text:style-name="P1">Hamilton Computer Club. 2013 - 2014. Member and speaker Feb 2014 on Python programming language.</text:p>
      <text:p text:style-name="P1"/>
      <text:p text:style-name="P1">Hamilton Linux Users Group. 2014. Speaker on GoDot Game Engine. <text:s/></text:p>
      <text:p text:style-name="P1"/>
      <text:p text:style-name="P1">Kiwi PyCon 2013. Lightning Talk regarding lastfm api. http://bit.ly/18dgBJb</text:p>
      <text:p text:style-name="P1"/>
      <text:p text:style-name="P1"><text:span text:style-name="T2">Projects</text:span></text:p>
      <text:p text:style-name="P1"/>
      <text:p text:style-name="P1">ArtControl.me: The Art Of William Mckee. 2010 - Ongoing. Blog for uploading and discussing artwork. Pencil Drawing, Digital Painting. Life drawing, portraits, street scenes, landscapes. http://artcontrol.me CC:BY licence.</text:p>
      <text:p text:style-name="P1"/>
      <text:p text:style-name="P1">BroBeur Studios: Video Game Development. 2012 - 2013. 13 game on Google Play Store. Majority solo, created between 48hours and 7days. Collab with others in small 2-4 people teams. Involve in Global Game Jam 2013, 2014, 2015. http://brobeur.com</text:p>
      <text:p text:style-name="P1"/>
      <text:p text:style-name="P1">FreshFigure Photography. 2012 - Ongoing. Stock Photography site to host photography. Street and landscapes. Photography used by Horowhenua Mail, March 2013. http://freshfigure.com/art CC:BY licence.</text:p>
      <text:p text:style-name="P1"/>
      <text:p text:style-name="P1">WCMCKEE: Web and Software Development. 2011 - Ongoing. Python programming. Web scalping, data processing, website generation, point of sale, cybercafe managment system. NSites generatored include http://getsdrawn.com and LCA Signin (digital signin/out system). http://wcmckee.com MIT licen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05:33:46.233407452</meta:creation-date>
    <dc:date>2015-03-09T05:39:18.028312110</dc:date>
    <meta:editing-duration>PT5M32S</meta:editing-duration>
    <meta:editing-cycles>1</meta:editing-cycles>
    <meta:document-statistic meta:table-count="0" meta:image-count="0" meta:object-count="0" meta:page-count="2" meta:paragraph-count="31" meta:word-count="348" meta:character-count="2544" meta:non-whitespace-character-count="2219"/>
    <meta:generator>LibreOffice/4.3.3.2$Linux_ARM_EABI LibreOffice_project/430m0$Build-2</meta:generator>
  </office:meta>
</office:document-meta>
</file>